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1.0472in"/>
    </style:style>
    <style:style style:name="co3" style:family="table-column">
      <style:table-column-properties fo:break-before="auto" style:column-width="1.402in"/>
    </style:style>
    <style:style style:name="co4" style:family="table-column">
      <style:table-column-properties fo:break-before="auto" style:column-width="1.178in"/>
    </style:style>
    <style:style style:name="co5" style:family="table-column">
      <style:table-column-properties fo:break-before="auto" style:column-width="2.2717in"/>
    </style:style>
    <style:style style:name="co6" style:family="table-column">
      <style:table-column-properties fo:break-before="auto" style:column-width="1.6638in"/>
    </style:style>
    <style:style style:name="co7" style:family="table-column">
      <style:table-column-properties fo:break-before="auto" style:column-width="6.0591in"/>
    </style:style>
    <style:style style:name="co8" style:family="table-column">
      <style:table-column-properties fo:break-before="auto" style:column-width="1.2528in"/>
    </style:style>
    <style:style style:name="co9" style:family="table-column">
      <style:table-column-properties fo:break-before="auto" style:column-width="0.8425in"/>
    </style:style>
    <style:style style:name="co10" style:family="table-column">
      <style:table-column-properties fo:break-before="auto" style:column-width="3.1437in"/>
    </style:style>
    <style:style style:name="co11" style:family="table-column">
      <style:table-column-properties fo:break-before="auto" style:column-width="3.7457in"/>
    </style:style>
    <style:style style:name="co12" style:family="table-column">
      <style:table-column-properties fo:break-before="auto" style:column-width="0.889in"/>
    </style:style>
    <style:style style:name="ro1" style:family="table-row">
      <style:table-row-properties style:row-height="0.3335in" fo:break-before="auto" style:use-optimal-row-height="true"/>
    </style:style>
    <style:style style:name="ro2" style:family="table-row">
      <style:table-row-properties style:row-height="0.639in" fo:break-before="auto" style:use-optimal-row-height="true"/>
    </style:style>
    <style:style style:name="ro3" style:family="table-row">
      <style:table-row-properties style:row-height="2.1736in" fo:break-before="auto" style:use-optimal-row-height="true"/>
    </style:style>
    <style:style style:name="ro4" style:family="table-row">
      <style:table-row-properties style:row-height="0.4862in" fo:break-before="auto" style:use-optimal-row-height="true"/>
    </style:style>
    <style:style style:name="ro5" style:family="table-row">
      <style:table-row-properties style:row-height="1.25in" fo:break-before="auto" style:use-optimal-row-height="true"/>
    </style:style>
    <style:style style:name="ro6" style:family="table-row">
      <style:table-row-properties style:row-height="0.7917in" fo:break-before="auto" style:use-optimal-row-height="true"/>
    </style:style>
    <style:style style:name="ro7" style:family="table-row">
      <style:table-row-properties style:row-height="2.3264in" fo:break-before="auto" style:use-optimal-row-height="true"/>
    </style:style>
    <style:style style:name="ro8" style:family="table-row">
      <style:table-row-properties style:row-height="2.0209in" fo:break-before="auto" style:use-optimal-row-height="true"/>
    </style:style>
    <style:style style:name="ro9" style:family="table-row">
      <style:table-row-properties style:row-height="2.6319in" fo:break-before="auto" style:use-optimal-row-height="true"/>
    </style:style>
    <style:style style:name="ro10" style:family="table-row">
      <style:table-row-properties style:row-height="1.0972in" fo:break-before="auto" style:use-optimal-row-height="true"/>
    </style:style>
    <style:style style:name="ro11" style:family="table-row">
      <style:table-row-properties style:row-height="0.9445in" fo:break-before="auto" style:use-optimal-row-height="true"/>
    </style:style>
    <style:style style:name="ro12" style:family="table-row">
      <style:table-row-properties style:row-height="5.389in" fo:break-before="auto" style:use-optimal-row-height="true"/>
    </style:style>
    <style:style style:name="ro13" style:family="table-row">
      <style:table-row-properties style:row-height="1.7154in" fo:break-before="auto" style:use-optimal-row-height="true"/>
    </style:style>
    <style:style style:name="ro14" style:family="table-row">
      <style:table-row-properties style:row-height="1.4028in" fo:break-before="auto" style:use-optimal-row-height="true"/>
    </style:style>
    <style:style style:name="ro15"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ffff00" fo:wrap-option="wrap"/>
    </style:style>
  </office:automatic-styles>
  <office:body>
    <office:spreadsheet>
      <table:calculation-settings table:automatic-find-labels="false" table:use-regular-expressions="false" table:use-wildcards="true"/>
      <table:table table:name="metadata_extende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row table:style-name="ro1">
          <table:table-cell office:value-type="string" calcext:value-type="string">
            <text:p>team_name</text:p>
          </table:table-cell>
          <table:table-cell office:value-type="string" calcext:value-type="string">
            <text:p>model_name</text:p>
          </table:table-cell>
          <table:table-cell office:value-type="string" calcext:value-type="string">
            <text:p>model_abbr</text:p>
          </table:table-cell>
          <table:table-cell office:value-type="string" calcext:value-type="string">
            <text:p>model_contributors</text:p>
          </table:table-cell>
          <table:table-cell office:value-type="string" calcext:value-type="string">
            <text:p>methods</text:p>
          </table:table-cell>
          <table:table-cell office:value-type="string" calcext:value-type="string">
            <text:p>data_inputs</text:p>
          </table:table-cell>
          <table:table-cell office:value-type="string" calcext:value-type="string">
            <text:p>methods_long</text:p>
          </table:table-cell>
          <table:table-cell office:value-type="string" calcext:value-type="string">
            <text:p>model_type</text:p>
          </table:table-cell>
          <table:table-cell office:value-type="string" calcext:value-type="string">
            <text:p>unsure</text:p>
          </table:table-cell>
          <table:table-cell office:value-type="string" calcext:value-type="string">
            <text:p>unsure_explanation</text:p>
          </table:table-cell>
          <table:table-cell office:value-type="string" calcext:value-type="string">
            <text:p>links</text:p>
          </table:table-cell>
          <table:table-cell table:number-columns-repeated="53"/>
        </table:table-row>
        <table:table-row table:style-name="ro2">
          <table:table-cell office:value-type="string" calcext:value-type="string">
            <text:p>Epiforecasts / London School of Hygiene and Tropical Medicine</text:p>
          </table:table-cell>
          <table:table-cell office:value-type="string" calcext:value-type="string">
            <text:p>EpiExpert (epiforecasts)</text:p>
          </table:table-cell>
          <table:table-cell office:value-type="string" calcext:value-type="string">
            <text:p>epiforecasts-EpiExpert</text:p>
          </table:table-cell>
          <table:table-cell office:value-type="string" calcext:value-type="string">
            <text:p>Nikos Bosse , Sam Abbott , Sebastian Funk</text:p>
          </table:table-cell>
          <table:table-cell office:value-type="string" calcext:value-type="string">
            <text:p>Mean ensemble of human predictions</text:p>
          </table:table-cell>
          <table:table-cell office:value-type="string" calcext:value-type="string">
            <text:p>ECDC deaths and cases</text:p>
          </table:table-cell>
          <table:table-cell office:value-type="string" calcext:value-type="string">
            <text:p>Forecasts from experts and non-experts are elicited using a shinyApp. </text:p>
          </table:table-cell>
          <table:table-cell office:value-type="string" calcext:value-type="string">
            <text:p>other</text:p>
          </table:table-cell>
          <table:table-cell office:value-type="float" office:value="0" calcext:value-type="float">
            <text:p>0</text:p>
          </table:table-cell>
          <table:table-cell table:number-columns-repeated="55"/>
        </table:table-row>
        <table:table-row table:style-name="ro3">
          <table:table-cell office:value-type="string" calcext:value-type="string">
            <text:p>Epiforecasts / London School of Hygiene and Tropical Medicine</text:p>
          </table:table-cell>
          <table:table-cell office:value-type="string" calcext:value-type="string">
            <text:p>EpiNow2 (epiforecasts)</text:p>
          </table:table-cell>
          <table:table-cell office:value-type="string" calcext:value-type="string">
            <text:p>epiforecasts-EpiNow2</text:p>
          </table:table-cell>
          <table:table-cell office:value-type="string" calcext:value-type="string">
            <text:p>Nikos Bosse , Sam Abbott , Sebastian Funk </text:p>
          </table:table-cell>
          <table:table-cell office:value-type="string" calcext:value-type="string">
            <text:p>Semi-mechanistic estimation of the time-varying reproduction number for latent infections mapped to reported cases/deaths.</text:p>
          </table:table-cell>
          <table:table-cell office:value-type="string" calcext:value-type="string">
            <text:p>ECDC deaths and cases</text:p>
          </table:table-cell>
          <table:table-cell office:value-type="string" calcext:value-type="string">
            <text:p>EpiNow2 implements a Bayesian latent variable approach using the probabilistic programming language Stan, which works as follows. For an initial, unobserved, seeding time infections were estimated using an exponential model with priors based on observed growth. For each subsequent time step, previous imputed infections were summed, weighted by an uncertain generation time probability mass function, and combined with an estimate of Rt to give the incidence at that time. The infection trajectories were then mapped to mean reported case counts by convolving over an uncertain incubation period and report delay distribution. Observed reported case counts were then assumed to be generated from a negative binomial observation model with overdispersion, multiplied by a day of the week effect with an independent parameter for each day of the week. Temporal variation was controlled using an approximate Gaussian process with a Matern 3/2 kernel. Rt was assumed to be constant over the forecast horizon although a correction was applied to adjust for the time-varying proportion of the population that was susceptible. Deaths were then modelled as a convolution of forecast cases combined with some scaling factor, a day of the week effect and a negative binomial observation model.</text:p>
          </table:table-cell>
          <table:table-cell office:value-type="string" calcext:value-type="string">
            <text:p>semi</text:p>
          </table:table-cell>
          <table:table-cell office:value-type="float" office:value="0" calcext:value-type="float">
            <text:p>0</text:p>
          </table:table-cell>
          <table:table-cell table:number-columns-repeated="55"/>
        </table:table-row>
        <table:table-row table:style-name="ro4">
          <table:table-cell office:value-type="string" calcext:value-type="string">
            <text:p>European COVID-19 Forecast Hub</text:p>
          </table:table-cell>
          <table:table-cell office:value-type="string" calcext:value-type="string">
            <text:p>baseline</text:p>
          </table:table-cell>
          <table:table-cell office:value-type="string" calcext:value-type="string">
            <text:p>EuroCOVIDhub-baseline</text:p>
          </table:table-cell>
          <table:table-cell office:value-type="string" calcext:value-type="string">
            <text:p>European COVID-19 Forecast Hub team </text:p>
          </table:table-cell>
          <table:table-cell office:value-type="string" calcext:value-type="string">
            <text:p>An baseline model against which other models can be evaluated</text:p>
          </table:table-cell>
          <table:table-cell office:value-type="string" calcext:value-type="string">
            <text:p>observed incident cases and deaths (from JHU).</text:p>
          </table:table-cell>
          <table:table-cell office:value-type="string" calcext:value-type="string">
            <text:p>Baseline model automatically generated using past truth data via the script create-baseline.R in the present repository. Baseline generated using code at https://github.com/reichlab/covidModels/blob/master/R-package/R/quantile_baseline.R</text:p>
          </table:table-cell>
          <table:table-cell office:value-type="string" calcext:value-type="string">
            <text:p>baseline</text:p>
          </table:table-cell>
          <table:table-cell office:value-type="float" office:value="0" calcext:value-type="float">
            <text:p>0</text:p>
          </table:table-cell>
          <table:table-cell table:number-columns-repeated="55"/>
        </table:table-row>
        <table:table-row table:style-name="ro2">
          <table:table-cell office:value-type="string" calcext:value-type="string">
            <text:p>European COVID-19 Forecast Hub</text:p>
          </table:table-cell>
          <table:table-cell office:value-type="string" calcext:value-type="string">
            <text:p>ensemble</text:p>
          </table:table-cell>
          <table:table-cell office:value-type="string" calcext:value-type="string">
            <text:p>EuroCOVIDhub-ensemble </text:p>
          </table:table-cell>
          <table:table-cell office:value-type="string" calcext:value-type="string">
            <text:p>Katharine Sherratt , Nikos Bosse , Sebastian Funk </text:p>
          </table:table-cell>
          <table:table-cell office:value-type="string" calcext:value-type="string">
            <text:p>An ensemble, or model average, of submitted forecasts to the European COVID-19 Forecast Hub.</text:p>
          </table:table-cell>
          <table:table-cell office:value-type="string" calcext:value-type="string">
            <text:p>incident case and death forecasts from other models.</text:p>
          </table:table-cell>
          <table:table-cell office:value-type="string" calcext:value-type="string">
            <text:p>The current ensemble is specified in https://github.com/epiforecasts/covid19-forecast-hub-europe/blob/main/forecasthub.yml and a history of methods used for the ensemble in https://github.com/epiforecasts/covid19-forecast-hub-europe/blob/main/code/ensemble/EuroCOVIDhub/method-by-date.csv</text:p>
          </table:table-cell>
          <table:table-cell office:value-type="string" calcext:value-type="string">
            <text:p>ensemble</text:p>
          </table:table-cell>
          <table:table-cell office:value-type="float" office:value="0" calcext:value-type="float">
            <text:p>0</text:p>
          </table:table-cell>
          <table:table-cell table:number-columns-repeated="55"/>
        </table:table-row>
        <table:table-row table:style-name="ro5">
          <table:table-cell office:value-type="string" calcext:value-type="string">
            <text:p>IEM Health</text:p>
          </table:table-cell>
          <table:table-cell office:value-type="string" calcext:value-type="string">
            <text:p>CovidProjections</text:p>
          </table:table-cell>
          <table:table-cell office:value-type="string" calcext:value-type="string">
            <text:p>IEM_Health-CovidProject</text:p>
          </table:table-cell>
          <table:table-cell office:value-type="string" calcext:value-type="string">
            <text:p>Brad Suchoski (IEM) , Steve Stage (IEM) ,</text:p>
          </table:table-cell>
          <table:table-cell office:value-type="string" calcext:value-type="string">
            <text:p>SEIR model projections for daily incident confirmed COVID cases and deaths by using AI to fit actual cases observed.</text:p>
          </table:table-cell>
          <table:table-cell office:value-type="string" calcext:value-type="string">
            <text:p>JHU reported daily confirmed cases and deaths</text:p>
          </table:table-cell>
          <table:table-cell office:value-type="string" calcext:value-type="string">
            <text:p>"IEM is currently using an AI model to fit data from various sources and project new cases of COVID-19. We do not assume the average number of secondary infections (R-value) stays the same over time. Our model makes projections for over 375 individual counties in the U.S., all 50 states, the District of Columbia, 3 U.S. territories, and 32 European countries. For each jurisdiction, our model runs 4 million simulations to find the best R value that would allow the SEIR model to fit the data for confirmed cases. Our model assumes that the R value changes quite rapidly over time due to changes in human behavior. Our model uses a sliding window to fit the data and find the best R values for each of the windows."</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6">
          <table:table-cell office:value-type="string" calcext:value-type="string">
            <text:p>ILM</text:p>
          </table:table-cell>
          <table:table-cell office:value-type="string" calcext:value-type="string">
            <text:p>EKF</text:p>
          </table:table-cell>
          <table:table-cell office:value-type="string" calcext:value-type="string">
            <text:p>ILM-EKF</text:p>
          </table:table-cell>
          <table:table-cell office:value-type="string" calcext:value-type="string">
            <text:p>Stefan Heyder , Thomas Hotz </text:p>
          </table:table-cell>
          <table:table-cell office:value-type="string" calcext:value-type="string">
            <text:p>Extended Kalman filter based on reproduction equation</text:p>
          </table:table-cell>
          <table:table-cell office:value-type="string" calcext:value-type="string">
            <text:p>JHU</text:p>
          </table:table-cell>
          <table:table-cell office:value-type="string" calcext:value-type="string">
            <text:p>"We use the reproduction equation to obtain a state space model whose states comprise incidences, the current reproduction number, the generation time distribution, as well as fraction of deaths by delay. An extended Kalman filter is used to fit this model and obtain forecasts. Quantiles for the latter are obtained from a log-normal distribution with mean and variance given by the prediction steps."</text:p>
          </table:table-cell>
          <table:table-cell office:value-type="string" calcext:value-type="string">
            <text:p>semi</text:p>
          </table:table-cell>
          <table:table-cell office:value-type="float" office:value="1" calcext:value-type="float">
            <text:p>1</text:p>
          </table:table-cell>
          <table:table-cell table:number-columns-repeated="55"/>
        </table:table-row>
        <table:table-row table:style-name="ro7">
          <table:table-cell office:value-type="string" calcext:value-type="string">
            <text:p>Los Alamos National Labs</text:p>
          </table:table-cell>
          <table:table-cell office:value-type="string" calcext:value-type="string">
            <text:p>GrowthRate</text:p>
          </table:table-cell>
          <table:table-cell office:value-type="string" calcext:value-type="string">
            <text:p>LANL-GrowthRate</text:p>
          </table:table-cell>
          <table:table-cell office:value-type="string" calcext:value-type="string">
            <text:p>Dave Osthus , <text:s/>Sara Del Valle, <text:s/>Carrie Manore, <text:s/>Brian</text:p>
          </table:table-cell>
          <table:table-cell office:value-type="string" calcext:value-type="string">
            <text:p>This model makes predictions about the future, unconditional on particular intervention strategies. Statistical dynamical growth model accounting for population</text:p>
            <text:p>  susceptibility.</text:p>
          </table:table-cell>
          <table:table-cell office:value-type="string" calcext:value-type="string">
            <text:p>JHU (confirmed cases; reported fatalities), population</text:p>
          </table:table-cell>
          <table:table-cell office:value-type="string" calcext:value-type="string">
            <text:p>"This model makes predictions about the future, unconditional on particular intervention strategies. The model consists of two processes. The first process is a statistical model of how the  number of COVID-19 infections changes over time. The second process maps the number of  infections to the reported data. We model the growth of new cases as the product of a  dynamic growth parameter and the underlying numbers of susceptible and infected cases  in the population at the previous time step, scaled by the size of the state's starting  susceptible population. Change 2020-10-29: The growth parameter can be thought of as the transmissibility of</text:p>
            <text:p>   the virus in that state on that date and is a weighted regression between the </text:p>
            <text:p>   trend in the growth rate over the past 42 days and a growth rate that would keep </text:p>
            <text:p>   the number of new daily confirmed cases constant. The weights of these two components are dynamically tuned to the observed data. To model new deaths in the population, we assume that a fraction of the 1,2,3,4, or 5-week moving average of the daily  confirmed cases will die. The model learns both the moving average window and the case fatality fraction that best fits the historical observations."</text:p>
          </table:table-cell>
          <table:table-cell office:value-type="string" calcext:value-type="string">
            <text:p>semi</text:p>
          </table:table-cell>
          <table:table-cell office:value-type="float" office:value="1" calcext:value-type="float">
            <text:p>1</text:p>
          </table:table-cell>
          <table:table-cell office:value-type="string" calcext:value-type="string">
            <text:p>it says statistical model, but the long explanation mentions e.g. 'numbers of susceptible and infected cases', which sounds very mechanistic</text:p>
          </table:table-cell>
          <table:table-cell table:number-columns-repeated="54"/>
        </table:table-row>
        <table:table-row table:style-name="ro3">
          <table:table-cell table:style-name="ce2" office:value-type="string" calcext:value-type="string">
            <text:p>University of Southern California</text:p>
          </table:table-cell>
          <table:table-cell table:style-name="ce2" office:value-type="string" calcext:value-type="string">
            <text:p>SIkJalpha</text:p>
          </table:table-cell>
          <table:table-cell table:style-name="ce2" office:value-type="string" calcext:value-type="string">
            <text:p>USC-SIkJalpha</text:p>
          </table:table-cell>
          <table:table-cell table:style-name="ce2" office:value-type="string" calcext:value-type="string">
            <text:p>Ajitesh Srivastava , <text:s/>Frost Tianjian Xu</text:p>
          </table:table-cell>
          <table:table-cell table:style-name="ce2" office:value-type="string" calcext:value-type="string">
            <text:p>A heterogeneous infection rate model with human mobility for epidemic modeling.</text:p>
          </table:table-cell>
          <table:table-cell table:style-name="ce2" office:value-type="string" calcext:value-type="string">
            <text:p>JHU (cases, deaths), Our World in Data (vaccinations)</text:p>
          </table:table-cell>
          <table:table-cell table:style-name="ce2" office:value-type="string" calcext:value-type="string">
            <text:p>We use our own epidemic model called SI-kJalpha, preliminary version</text:p>
            <text:p>  of which we have successfully used during DARPA Grand Challenge 2014. Our model</text:p>
            <text:p>  can consider the effect of many complexities of the epidemic process and yet be</text:p>
            <text:p>  simplified to a few parameters that are learned using fast linear regressions. Therefore,  our approach can learn and generate forecasts extremely quickly. On a 2 core desktop</text:p>
            <text:p>  machine, our approach takes only 3.18s to tune hyper-parameters, learn parameters</text:p>
            <text:p>  and generate 100 days of forecasts of reported cases and deaths for all the states</text:p>
            <text:p>  in the US. The total execution time for 184 countries is 11.83s and for more than</text:p>
            <text:p>  3000 US counties is 30s. Despite being fast, the accuracy of our forecasts is</text:p>
            <text:p>  on par with the state-of-the-art as demonstrated by our evaluation and benchmarking page at https://scc-usc.github.io/covid19-forecast-bench</text:p>
            <text:p>  Our model is able to quickly adapt to changing trends, and the variations in parameters during different times/policies allow us to forecast different scenarios such as what would happen if we were to disregard social distancing suggestions.</text:p>
          </table:table-cell>
          <table:table-cell table:style-name="ce3" office:value-type="string" calcext:value-type="string">
            <text:p>mechanistic</text:p>
          </table:table-cell>
          <table:table-cell table:style-name="ce2" office:value-type="float" office:value="1" calcext:value-type="float">
            <text:p>1</text:p>
          </table:table-cell>
          <table:table-cell table:style-name="ce2" office:value-type="string" calcext:value-type="string">
            <text:p>mentions SIR categories in paper</text:p>
          </table:table-cell>
          <table:table-cell table:style-name="ce2" office:value-type="string" calcext:value-type="string">
            <text:p>https://arxiv.org/pdf/2007.05180.pdf</text:p>
          </table:table-cell>
          <table:table-cell table:style-name="ce2" table:number-columns-repeated="53"/>
        </table:table-row>
        <table:table-row table:style-name="ro8">
          <table:table-cell office:value-type="string" calcext:value-type="string">
            <text:p>Robert Walraven</text:p>
            <text:p/>
          </table:table-cell>
          <table:table-cell office:value-type="string" calcext:value-type="string">
            <text:p>EmpericalSkewedGaussian</text:p>
            <text:p/>
          </table:table-cell>
          <table:table-cell office:value-type="string" calcext:value-type="string">
            <text:p>RobertWalraven-ESG</text:p>
            <text:p/>
          </table:table-cell>
          <table:table-cell office:value-type="string" calcext:value-type="string">
            <text:p>Robert Walraven </text:p>
            <text:p/>
          </table:table-cell>
          <table:table-cell office:value-type="string" calcext:value-type="string">
            <text:p>Multiple skewed gaussian distribution peaks fit to raw data</text:p>
          </table:table-cell>
          <table:table-cell office:value-type="string" calcext:value-type="string">
            <text:p>Existing case and death raw JHU data plus hospitalization data from HealthData.gov.</text:p>
            <text:p/>
          </table:table-cell>
          <table:table-cell office:value-type="string" calcext:value-type="string">
            <text:p>The incremental cases and deaths of a single outbreak predicted by a simple SEIR model can be approximated closely with a particular skewed gaussian distribution that we developed that has four empirical parameters: height, position, left growth rate, and right decay rate.</text:p>
            <text:p>    The ESG model assumes the JHU data consists of independent outbreaks at different times, and fits multiple peaks to the data, keeping the number of peaks to a minimum in order to fit with high accuracy the data after Loess smoothing.  The most recent peaks are then used to generate a daily forecast forward three months.  Hospitalization data and the pattern of older peaks is used to visually confirm the forecasts look correct and if not, manual adjustments are made to the forecast.</text:p>
            <text:p>    The ESG model is a emperical mathematical model that makes no epidemiological assumptions and has no epidemiological parameters, so can serve as a baseline forecast against which to compare SEIR-based models.</text:p>
            <text:p/>
          </table:table-cell>
          <table:table-cell office:value-type="string" calcext:value-type="string">
            <text:p>statistical</text:p>
          </table:table-cell>
          <table:table-cell office:value-type="float" office:value="1" calcext:value-type="float">
            <text:p>1</text:p>
          </table:table-cell>
          <table:table-cell table:number-columns-repeated="55"/>
        </table:table-row>
        <table:table-row table:style-name="ro9">
          <table:table-cell office:value-type="string" calcext:value-type="string">
            <text:p>Priesemann Group, MPI-DS</text:p>
          </table:table-cell>
          <table:table-cell office:value-type="string" calcext:value-type="string">
            <text:p>Bayesian SIR</text:p>
          </table:table-cell>
          <table:table-cell office:value-type="string" calcext:value-type="string">
            <text:p>DSMPG-bayes</text:p>
          </table:table-cell>
          <table:table-cell office:value-type="string" calcext:value-type="string">
            <text:p>Sebastian B. Mohr (Max Planck Institute for Dynamics and Self-Organization), Jonas Dehning (Max Planck Institute for Dynamics and Self-Organization), Viola Priesemann (Max Planck Institute for Dynamics and Self-Organization)</text:p>
          </table:table-cell>
          <table:table-cell office:value-type="string" calcext:value-type="string">
            <text:p>Bayesian inference of SIR-dynamics</text:p>
          </table:table-cell>
          <table:table-cell office:value-type="string" calcext:value-type="string">
            <text:p>JHU CSSE (confirmed cases</text:p>
          </table:table-cell>
          <table:table-cell office:value-type="string" calcext:value-type="string">
            <text:p><text:s/>This model simulates SIR-dynamics with a log-normal convolutions </text:p>
          </table:table-cell>
          <table:table-cell office:value-type="string" calcext:value-type="string">
            <text:p>semi</text:p>
          </table:table-cell>
          <table:table-cell/>
          <table:table-cell office:value-type="float" office:value="1" calcext:value-type="float">
            <text:p>1</text:p>
          </table:table-cell>
          <table:table-cell office:value-type="string" calcext:value-type="string">
            <text:p>definitely not purely statistical, but maybejust mechanistic?</text:p>
          </table:table-cell>
          <table:table-cell table:number-columns-repeated="53"/>
        </table:table-row>
        <table:table-row table:style-name="ro4">
          <table:table-cell office:value-type="string" calcext:value-type="string">
            <text:p>UMass-Amherst</text:p>
          </table:table-cell>
          <table:table-cell office:value-type="string" calcext:value-type="string">
            <text:p>SemiMech</text:p>
          </table:table-cell>
          <table:table-cell office:value-type="string" calcext:value-type="string">
            <text:p>UMass-SemiMech</text:p>
          </table:table-cell>
          <table:table-cell office:value-type="string" calcext:value-type="string">
            <text:p>Graham Gibson, Evan Ray, Dan Sheldon</text:p>
          </table:table-cell>
          <table:table-cell office:value-type="string" calcext:value-type="string">
            <text:p>Bayesian semi-compartmental model with observations on incident case counts</text:p>
          </table:table-cell>
          <table:table-cell office:value-type="string" calcext:value-type="string">
            <text:p>JHU -CSSEGISandData</text:p>
          </table:table-cell>
          <table:table-cell office:value-type="string" calcext:value-type="string">
            <text:p>See GitHub for full description</text:p>
          </table:table-cell>
          <table:table-cell table:style-name="ce3" office:value-type="string" calcext:value-type="string">
            <text:p>mechanistic</text:p>
          </table:table-cell>
          <table:table-cell office:value-type="float" office:value="1" calcext:value-type="float">
            <text:p>1</text:p>
          </table:table-cell>
          <table:table-cell office:value-type="string" calcext:value-type="string">
            <text:p>definitely not purely statistical, but maybejust mechanistic?</text:p>
          </table:table-cell>
          <table:table-cell office:value-type="string" calcext:value-type="string">
            <text:p>https://github.com/dsheldon/covid/blob/master/docs/Bayesian%20SEIRD%20Model.pdf</text:p>
          </table:table-cell>
          <table:table-cell table:number-columns-repeated="53"/>
        </table:table-row>
        <table:table-row table:style-name="ro4">
          <table:table-cell office:value-type="string" calcext:value-type="string">
            <text:p>UMass-Amherst</text:p>
          </table:table-cell>
          <table:table-cell office:value-type="string" calcext:value-type="string">
            <text:p>MechBayes</text:p>
          </table:table-cell>
          <table:table-cell office:value-type="string" calcext:value-type="string">
            <text:p>UMass-MechBayes</text:p>
          </table:table-cell>
          <table:table-cell office:value-type="string" calcext:value-type="string">
            <text:p>Dan Sheldon, Graham Gibson,</text:p>
          </table:table-cell>
          <table:table-cell office:value-type="string" calcext:value-type="string">
            <text:p>Bayesian compartmental model with observations on cumulative case counts</text:p>
          </table:table-cell>
          <table:table-cell office:value-type="string" calcext:value-type="string">
            <text:p>JHU -CSSEGISandData</text:p>
          </table:table-cell>
          <table:table-cell office:value-type="string" calcext:value-type="string">
            <text:p>See GitHub for full description</text:p>
          </table:table-cell>
          <table:table-cell office:value-type="string" calcext:value-type="string">
            <text:p>mechanistic</text:p>
          </table:table-cell>
          <table:table-cell table:number-columns-repeated="56"/>
        </table:table-row>
        <table:table-row table:style-name="ro10">
          <table:table-cell office:value-type="string" calcext:value-type="string">
            <text:p>Centre for Modelling of Biological and Social Processes</text:p>
          </table:table-cell>
          <table:table-cell office:value-type="string" calcext:value-type="string">
            <text:p>SeirFilterLite</text:p>
          </table:table-cell>
          <table:table-cell office:value-type="string" calcext:value-type="string">
            <text:p>bisop-seirfilterlite</text:p>
          </table:table-cell>
          <table:table-cell office:value-type="string" calcext:value-type="string">
            <text:p>Martin <text:s/>m d, Jan Trnka, V t Tu ek, Milan Zaj ek</text:p>
          </table:table-cell>
          <table:table-cell office:value-type="string" calcext:value-type="string">
            <text:p>A simple stochastic SEIR state space model</text:p>
          </table:table-cell>
          <table:table-cell office:value-type="string" calcext:value-type="string">
            <text:p>John Hopkins data, Google Mobility Recors</text:p>
          </table:table-cell>
          <table:table-cell office:value-type="string" calcext:value-type="string">
            <text:p>A variant of SeirFilter (https://www.medrxiv.org/content/10.1101/2021.02.16.21251834v1) with compartnents S-E-Ia-Ip-Is-R-D where Ia are the asymptomatic, Ip the presymptomatic and Is the symptomatic. Only past data and the Google mobility indices used as inputs, the variability of R0 (virus variant, vaccination, seasonality) is handled via its estimation from past. In particular, R0 is estimated by the weighted time-average of reproduction number <text:s/>(computed as R(t)=(C(t) - C(t-7))/(C(t-5)-C(t-12))) divided by the estimated number of contacts (obtained from the Google mobilty indices).</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2">
          <table:table-cell office:value-type="string" calcext:value-type="string">
            <text:p>Epiforecasts / London School of Hygiene and Tropical Medicine</text:p>
          </table:table-cell>
          <table:table-cell office:value-type="string" calcext:value-type="string">
            <text:p>EpiExpert Rt (epiforecasts)</text:p>
          </table:table-cell>
          <table:table-cell office:value-type="string" calcext:value-type="string">
            <text:p>epiforecasts-EpiExpert_Rt</text:p>
          </table:table-cell>
          <table:table-cell office:value-type="string" calcext:value-type="string">
            <text:p>Nikos Bosse , Sam Abbott , Sebastian Funk</text:p>
          </table:table-cell>
          <table:table-cell office:value-type="string" calcext:value-type="string">
            <text:p>Mean ensemble of human predictions of Rt which get mapped to cases and deaths using a renewal equation</text:p>
          </table:table-cell>
          <table:table-cell office:value-type="string" calcext:value-type="string">
            <text:p>ECDC deaths and cases</text:p>
          </table:table-cell>
          <table:table-cell office:value-type="string" calcext:value-type="string">
            <text:p>Forecasts of Rt from experts and non-experts are elicited using a shinyApp. </text:p>
          </table:table-cell>
          <table:table-cell table:style-name="ce3" office:value-type="string" calcext:value-type="string">
            <text:p>other</text:p>
          </table:table-cell>
          <table:table-cell office:value-type="float" office:value="0" calcext:value-type="float">
            <text:p>0</text:p>
          </table:table-cell>
          <table:table-cell table:number-columns-repeated="55"/>
        </table:table-row>
        <table:table-row table:style-name="ro2">
          <table:table-cell office:value-type="string" calcext:value-type="string">
            <text:p>Epiforecasts / London School of Hygiene and Tropical Medicine</text:p>
          </table:table-cell>
          <table:table-cell office:value-type="string" calcext:value-type="string">
            <text:p>EpiExpert Direct (epiforecasts)</text:p>
          </table:table-cell>
          <table:table-cell office:value-type="string" calcext:value-type="string">
            <text:p>epiforecasts-EpiExpert_direct</text:p>
          </table:table-cell>
          <table:table-cell office:value-type="string" calcext:value-type="string">
            <text:p>Nikos Bosse , Sam Abbott , Sebastian Funk</text:p>
          </table:table-cell>
          <table:table-cell office:value-type="string" calcext:value-type="string">
            <text:p>Mean ensemble of human predictions</text:p>
          </table:table-cell>
          <table:table-cell office:value-type="string" calcext:value-type="string">
            <text:p>ECDC deaths and cases</text:p>
          </table:table-cell>
          <table:table-cell office:value-type="string" calcext:value-type="string">
            <text:p>Forecasts from experts and non-experts are elicited using a shinyApp. </text:p>
          </table:table-cell>
          <table:table-cell office:value-type="string" calcext:value-type="string">
            <text:p>other</text:p>
          </table:table-cell>
          <table:table-cell office:value-type="float" office:value="0" calcext:value-type="float">
            <text:p>0</text:p>
          </table:table-cell>
          <table:table-cell table:number-columns-repeated="55"/>
        </table:table-row>
        <table:table-row table:style-name="ro2">
          <table:table-cell office:value-type="string" calcext:value-type="string">
            <text:p>Masaryk University</text:p>
            <text:p/>
          </table:table-cell>
          <table:table-cell office:value-type="string" calcext:value-type="string">
            <text:p>ARIMA</text:p>
            <text:p/>
          </table:table-cell>
          <table:table-cell office:value-type="string" calcext:value-type="string">
            <text:p>MUNI-ARIMA</text:p>
            <text:p/>
          </table:table-cell>
          <table:table-cell office:value-type="string" calcext:value-type="string">
            <text:p>Andrea Kraus, David Kraus </text:p>
            <text:p/>
          </table:table-cell>
          <table:table-cell office:value-type="string" calcext:value-type="string">
            <text:p>ARIMA model with outlier detection fitted to transformed weekly aggregated series.</text:p>
            <text:p/>
          </table:table-cell>
          <table:table-cell office:value-type="string" calcext:value-type="string">
            <text:p>JHU CSSE</text:p>
            <text:p/>
          </table:table-cell>
          <table:table-cell office:value-type="string" calcext:value-type="string">
            <text:p>This is an ARIMA model with outlier detection fitted to transformed weekly aggregated series.</text:p>
            <text:p/>
          </table:table-cell>
          <table:table-cell office:value-type="string" calcext:value-type="string">
            <text:p>statistical</text:p>
          </table:table-cell>
          <table:table-cell office:value-type="float" office:value="0" calcext:value-type="float">
            <text:p>0</text:p>
          </table:table-cell>
          <table:table-cell table:number-columns-repeated="55"/>
        </table:table-row>
        <table:table-row table:style-name="ro6">
          <table:table-cell office:value-type="string" calcext:value-type="string">
            <text:p>Karlen Working Group</text:p>
            <text:p/>
          </table:table-cell>
          <table:table-cell office:value-type="string" calcext:value-type="string">
            <text:p>python Population Modeller</text:p>
            <text:p/>
          </table:table-cell>
          <table:table-cell office:value-type="string" calcext:value-type="string">
            <text:p>Karlen-pypm</text:p>
            <text:p/>
          </table:table-cell>
          <table:table-cell office:value-type="string" calcext:value-type="string">
            <text:p>Dean Karlen (University of Victoria and TRIUMF) </text:p>
            <text:p/>
          </table:table-cell>
          <table:table-cell office:value-type="string" calcext:value-type="string">
            <text:p>Discrete-time difference equations with long periods of constant transmission rate</text:p>
            <text:p/>
          </table:table-cell>
          <table:table-cell office:value-type="string" calcext:value-type="string">
            <text:p>JHU (cases and deaths), Google open-data (vaccinations), GISAID (genomic data)</text:p>
            <text:p/>
          </table:table-cell>
          <table:table-cell/>
          <table:table-cell table:style-name="ce2" office:value-type="string" calcext:value-type="string">
            <text:p>mechanistic</text:p>
          </table:table-cell>
          <table:table-cell office:value-type="float" office:value="1" calcext:value-type="float">
            <text:p>1</text:p>
          </table:table-cell>
          <table:table-cell office:value-type="string" calcext:value-type="string">
            <text:p>no idea</text:p>
          </table:table-cell>
          <table:table-cell office:value-type="string" calcext:value-type="string">
            <text:p>https://arxiv.org/pdf/2007.07156.pdf</text:p>
          </table:table-cell>
          <table:table-cell table:number-columns-repeated="53"/>
        </table:table-row>
        <table:table-row table:style-name="ro2">
          <table:table-cell office:value-type="string" calcext:value-type="string">
            <text:p>Masaryk University</text:p>
            <text:p/>
          </table:table-cell>
          <table:table-cell office:value-type="string" calcext:value-type="string">
            <text:p>VAR</text:p>
            <text:p/>
          </table:table-cell>
          <table:table-cell office:value-type="string" calcext:value-type="string">
            <text:p>MUNI-VAR</text:p>
            <text:p/>
          </table:table-cell>
          <table:table-cell office:value-type="string" calcext:value-type="string">
            <text:p>Andrea Kraus, David Kraus </text:p>
            <text:p/>
          </table:table-cell>
          <table:table-cell office:value-type="string" calcext:value-type="string">
            <text:p>Vector autoregression model fitted to outlier-corrected transformed weekly aggregated series.</text:p>
            <text:p/>
          </table:table-cell>
          <table:table-cell office:value-type="string" calcext:value-type="string">
            <text:p>JHU CSSE</text:p>
            <text:p/>
          </table:table-cell>
          <table:table-cell office:value-type="string" calcext:value-type="string">
            <text:p>This is a vector autoregression model fitted to outlier-corrected transformed weekly aggregated series.</text:p>
            <text:p/>
          </table:table-cell>
          <table:table-cell office:value-type="string" calcext:value-type="string">
            <text:p>statistical</text:p>
          </table:table-cell>
          <table:table-cell office:value-type="float" office:value="0" calcext:value-type="float">
            <text:p>0</text:p>
          </table:table-cell>
          <table:table-cell table:number-columns-repeated="55"/>
        </table:table-row>
        <table:table-row table:style-name="ro2">
          <table:table-cell office:value-type="string" calcext:value-type="string">
            <text:p>Masaryk University</text:p>
            <text:p/>
          </table:table-cell>
          <table:table-cell office:value-type="string" calcext:value-type="string">
            <text:p>LaggedRegARIMA</text:p>
            <text:p/>
          </table:table-cell>
          <table:table-cell office:value-type="string" calcext:value-type="string">
            <text:p>MUNI-LaggedRegARIMA</text:p>
            <text:p/>
          </table:table-cell>
          <table:table-cell office:value-type="string" calcext:value-type="string">
            <text:p>Andrea Kraus, David Kraus </text:p>
            <text:p/>
          </table:table-cell>
          <table:table-cell office:value-type="string" calcext:value-type="string">
            <text:p>Regression of hospitalizations and deaths on lagged cases with ARIMA errors.</text:p>
            <text:p/>
          </table:table-cell>
          <table:table-cell office:value-type="string" calcext:value-type="string">
            <text:p>JHU CSSE, ECDC</text:p>
            <text:p/>
          </table:table-cell>
          <table:table-cell office:value-type="string" calcext:value-type="string">
            <text:p>This is a regression of hospitalizations and deaths on lagged cases with ARIMA errors applied to outlier-corrected transformed weekly aggregated series. Forecasts of the predictor series of cases (and their uncertainty) are obtained from a univariate ARIMA model.</text:p>
            <text:p/>
          </table:table-cell>
          <table:table-cell office:value-type="string" calcext:value-type="string">
            <text:p>statistical</text:p>
          </table:table-cell>
          <table:table-cell office:value-type="float" office:value="0" calcext:value-type="float">
            <text:p>0</text:p>
          </table:table-cell>
          <table:table-cell table:number-columns-repeated="55"/>
        </table:table-row>
        <table:table-row table:style-name="ro6">
          <table:table-cell office:value-type="string" calcext:value-type="string">
            <text:p>epiforecasts</text:p>
          </table:table-cell>
          <table:table-cell office:value-type="string" calcext:value-type="string">
            <text:p>weeklygrowth</text:p>
          </table:table-cell>
          <table:table-cell office:value-type="string" calcext:value-type="string">
            <text:p>epiforecasts-weeklygrowth</text:p>
          </table:table-cell>
          <table:table-cell office:value-type="string" calcext:value-type="string">
            <text:p>Sam Abbott (London School of Hygiene and Tropical Medicine) </text:p>
          </table:table-cell>
          <table:table-cell office:value-type="string" calcext:value-type="string">
            <text:p>A Bayesian autoregressive model using weekly incidence data, application of the forecast.vocs R package.</text:p>
          </table:table-cell>
          <table:table-cell office:value-type="string" calcext:value-type="string">
            <text:p>Reported cases by date of report aggregated to weeks.</text:p>
          </table:table-cell>
          <table:table-cell office:value-type="string" calcext:value-type="string">
            <text:p>A Bayesian autoregressive model using weekly incidence data designed to run as a Github action. Both cases and the growth rate are assumed to be AR(1) processes with the growth rate being differenced and scaled by a decay parameter. The model is implemented using the forecast.vocs R package (https://epiforecasts.io/forecast.vocs). The analysis code is available at https://github.com/seabbs/ecdc-weekly-growth-forecasts</text:p>
          </table:table-cell>
          <table:table-cell office:value-type="string" calcext:value-type="string">
            <text:p>statistical</text:p>
          </table:table-cell>
          <table:table-cell office:value-type="float" office:value="0" calcext:value-type="float">
            <text:p>0</text:p>
          </table:table-cell>
          <table:table-cell table:number-columns-repeated="55"/>
        </table:table-row>
        <table:table-row table:style-name="ro11">
          <table:table-cell office:value-type="string" calcext:value-type="string">
            <text:p>prolix</text:p>
          </table:table-cell>
          <table:table-cell office:value-type="string" calcext:value-type="string">
            <text:p>euclidean</text:p>
          </table:table-cell>
          <table:table-cell office:value-type="string" calcext:value-type="string">
            <text:p>prolix-euclidean</text:p>
          </table:table-cell>
          <table:table-cell office:value-type="string" calcext:value-type="string">
            <text:p>Lo c Pottier ( ducation Nationale) loic.pottier@gmail.com</text:p>
          </table:table-cell>
          <table:table-cell office:value-type="string" calcext:value-type="string">
            <text:p>Offsets obtained by correlations, best linear approximation of reproduction rates (using vaccination <text:s/>approximation) by least euclidean distance, and linear prediction. </text:p>
          </table:table-cell>
          <table:table-cell table:number-columns-repeated="2"/>
          <table:table-cell table:style-name="ce3" office:value-type="string" calcext:value-type="string">
            <text:p>semi</text:p>
          </table:table-cell>
          <table:table-cell office:value-type="float" office:value="1" calcext:value-type="float">
            <text:p>1</text:p>
          </table:table-cell>
          <table:table-cell office:value-type="string" calcext:value-type="string">
            <text:p>no mention of compartmental structure in associated paper, but clearly somehow relies on epidemiological concepts (most notably the effective reproduction number R)</text:p>
          </table:table-cell>
          <table:table-cell office:value-type="string" calcext:value-type="string">
            <text:p><text:a xlink:href="https://www.medrxiv.org/content/10.1101/2021.04.13.21255418v1" xlink:type="simple">https://www.medrxiv.org/content/10.1101/2021.04.13.21255418v1</text:a></text:p>
          </table:table-cell>
          <table:table-cell table:number-columns-repeated="53"/>
        </table:table-row>
        <table:table-row table:style-name="ro12">
          <table:table-cell office:value-type="string" calcext:value-type="string">
            <text:p>Department of Mathematics and Statistics Masaryk University Team</text:p>
            <text:p/>
          </table:table-cell>
          <table:table-cell office:value-type="string" calcext:value-type="string">
            <text:p>SEIAR</text:p>
            <text:p/>
          </table:table-cell>
          <table:table-cell office:value-type="string" calcext:value-type="string">
            <text:p>MUNI_DMS-SEIAR</text:p>
            <text:p/>
          </table:table-cell>
          <table:table-cell office:value-type="string" calcext:value-type="string">
            <text:p>Veronika Eclerova, Lenka Pribylova</text:p>
            <text:p/>
          </table:table-cell>
          <table:table-cell office:value-type="string" calcext:value-type="string">
            <text:p>SEIAR model with A compartment of absent unobserved infected estimated from hospital data with incorporated mobility data dependence; optimized to the compartment of all exposed (unobserved included)</text:p>
            <text:p/>
          </table:table-cell>
          <table:table-cell office:value-type="string" calcext:value-type="string">
            <text:p>UZIS data for predictive models (anonymized set modely_05_datumy.csv of confirmed subjects https://onemocneni-aktualne.mzcr.cz/api/account/dokumentace), google mobility reports (https://github.com/ActiveConclusion/COVID19_mobility/tree/master/google_reports)</text:p>
            <text:p/>
          </table:table-cell>
          <table:table-cell office:value-type="string" calcext:value-type="string">
            <text:p>This is a model based on a mechanistic compartmental approach, where some parameters are taken from literature, some parameters are estimated from an anonymized dataset of confirmed subjects. It estimates moving ascertainment rate using data of hospitalized subjects (using a proportion of cases not caught before admission to hospital), so it estimates not only the observed part of the epidemic (compartment I) but also the undetected absent infected (compartment A). The model incorporates transmission rate estimate dependence on mobility data and immunization after vaccination and optimizes affected clusters size to estimate all exposed individuals using the moving ascertainment rate estimate. To model deaths, we incorporated fixed time delay from positivity report to death estimated from data. Currently, we assume around 0.44% IFR, a simple division of the age structure 0-20/20-65/65+ is used. The model estimates continuously from the first outbreak (spring 2020), the prevalence corresponds to the Czech prevalence study from May 2020 as well as to December community test screenings. We incorporated dominance of alpha variant at the beginning of the year 2021 by multiplying the transmission rate by 1.5 (the estimate is based on data that reveal evidence on its dependence on the number of risk contacts - study PAQ research https://zivotbehempandemie.cz/kontakty or mobility data). With the dominance of alpha variant we increased the probability of hospitalization by factor 1.3 and the conditional probability of death in case of hospitalization by factor 1.1. There is a significant decline of death rate of 65+ cohort in hospitals from the second half of March. <text:s/>We started to adjust its value to estimated 0.36% daily decrease based on fit to data of hospitalized positive subjects (starting form submission 2021-05-10). Thanks to time series of vaccinated we could compare two different estimates of the probability of hospitalization and we deduced that we underestimated the prob. of hospitalization and overestimated the size of the affected clusters, and that 1/100 (starting from 2021-03-15) now seems more appropriate than 1/160 (starting from submission 2021-06-07). We incorporated dominance of delta variant. We assume the transmisibility of the delta varinant is 1.4 times higher than the alpha variant (submissions 2021-07-12, 2021-07-19). Starting from submission 2021-07-26 during the summer time we work again without incresed transmissibility of the delta variant. Starting from 2021-09-25 we increased the transmissibility of the delta variant to 1.8 times higher value than the alpha variant value. Starting from 2021-12-20 we gradually increased the viruss transmissibility according to the ratio of the omicron variant in discriminated PCRs with a multiplicative coefficient 2.61 according to delta variant. We started to decrease the probability of hospitalization and death proportionally. We changed the model from SEIAR to SEIARS. <text:s/>We submit a single calibration to forecast deaths and cases while the prediction intervals are estimated using time series decomposition. Especially, we subtract a deterministic trend given by the SEIARS model.</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2">
          <table:table-cell office:value-type="string" calcext:value-type="string">
            <text:p>Centre for Modelling of Biological and Social Processes</text:p>
          </table:table-cell>
          <table:table-cell office:value-type="string" calcext:value-type="string">
            <text:p>SeirFilter</text:p>
          </table:table-cell>
          <table:table-cell office:value-type="string" calcext:value-type="string">
            <text:p>bisop-seirfilter</text:p>
          </table:table-cell>
          <table:table-cell office:value-type="string" calcext:value-type="string">
            <text:p>Martin <text:s/>m d, Jan Trnka, V t Tu ek, Milan Zaj ek</text:p>
          </table:table-cell>
          <table:table-cell table:number-columns-repeated="3" office:value-type="string" calcext:value-type="string">
            <text:p>please see https://www.medrxiv.org/content/10.1101/2021.02.16.21251834v1</text:p>
          </table:table-cell>
          <table:table-cell office:value-type="string" calcext:value-type="string">
            <text:p>mechanistic</text:p>
          </table:table-cell>
          <table:table-cell office:value-type="float" office:value="0" calcext:value-type="float">
            <text:p>0</text:p>
          </table:table-cell>
          <table:table-cell/>
          <table:table-cell office:value-type="string" calcext:value-type="string">
            <text:p>https://www.medrxiv.org/content/10.1101/2021.02.16.21251834v1</text:p>
          </table:table-cell>
          <table:table-cell table:number-columns-repeated="53"/>
        </table:table-row>
        <table:table-row table:style-name="ro2">
          <table:table-cell office:value-type="string" calcext:value-type="string">
            <text:p>Frankfurt Institute for Advanced Studies &amp;amp</text:p>
          </table:table-cell>
          <table:table-cell office:value-type="string" calcext:value-type="string">
            <text:p><text:s/>Forschungszentrum J lich</text:p>
          </table:table-cell>
          <table:table-cell office:value-type="string" calcext:value-type="string">
            <text:p>Core Model, Germany</text:p>
          </table:table-cell>
          <table:table-cell office:value-type="string" calcext:value-type="string">
            <text:p>FIAS_FZJ-Epi1Ger</text:p>
          </table:table-cell>
          <table:table-cell office:value-type="string" calcext:value-type="string">
            <text:p>Maria V. Barbarossa ,</text:p>
          </table:table-cell>
          <table:table-cell office:value-type="string" calcext:value-type="string">
            <text:p>An extended SEIR model with additional compartments for undetected cases</text:p>
          </table:table-cell>
          <table:table-cell office:value-type="string" calcext:value-type="string">
            <text:p>An extended SEIR model with additional compartments for undetected cases is fit using multiple segments to the available data for reported cases and then to reported deaths. The parametrization of the last fit is used to forecast incidental and cumulative deaths. Confidence intervals are determined using Monte Carlo sampling of the parameter space."</text:p>
          </table:table-cell>
          <table:table-cell office:value-type="string" calcext:value-type="string">
            <text:p>mechanisti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aybe semi? </text:p>
          </table:table-cell>
          <table:table-cell table:number-columns-repeated="53"/>
        </table:table-row>
        <table:table-row table:style-name="ro7">
          <table:table-cell office:value-type="string" calcext:value-type="string">
            <text:p>Fraunhofer Institute for Industrial Mathematics ITWM</text:p>
          </table:table-cell>
          <table:table-cell office:value-type="string" calcext:value-type="string">
            <text:p>ITWM</text:p>
          </table:table-cell>
          <table:table-cell office:value-type="string" calcext:value-type="string">
            <text:p>itwm-dSEIR</text:p>
          </table:table-cell>
          <table:table-cell office:value-type="string" calcext:value-type="string">
            <text:p>Jan Mohring , Neele Leith user, Michael Helmling</text:p>
          </table:table-cell>
          <table:table-cell office:value-type="string" calcext:value-type="string">
            <text:p>cohort based, integral equation</text:p>
          </table:table-cell>
          <table:table-cell office:value-type="string" calcext:value-type="string">
            <text:p>RKI</text:p>
          </table:table-cell>
          <table:table-cell office:value-type="string" calcext:value-type="string">
            <text:p>"Fraunhofer-ITWM's predictions are based on a cohort model that groups people according to four age groups and according to the status infected, detected and successfully vaccinated. The dynamics of the epidemic are described by integral equations. In particular, we assume an infectious period with fixed onset, end and infectivity. The most important parameters are contact rates between age groups, detection rates and times, and death rates and times. They are adjusted to the historical data of the RKI. For forecasts, the simulation is continuedwith the parameters determined for the last week. In principle, the forecast quality could still be improved by anticipating the effects of events such as the end of public holidays on contact and detection rates. However, this is not yet done in the automatic submissions. All calculations use automatic differentiation. This speeds up parameter adjustment and allows for error estimates. The latter are determined by comparing counted and simulated cases and by matching the empirical standard deviations with the standard deviations predicted by the calculated sensitivities. The model is described in detail in https://www.itwm.fraunhofer.de/de/presse-publikationen/presseinformationen/2021/2021-06-22_Dritte_Welle_Starker-Effekt-von-Schnelltests-an-Schulen.html"</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5">
          <table:table-cell office:value-type="string" calcext:value-type="string">
            <text:p>ITWW</text:p>
          </table:table-cell>
          <table:table-cell office:value-type="string" calcext:value-type="string">
            <text:p>county_repro</text:p>
          </table:table-cell>
          <table:table-cell office:value-type="string" calcext:value-type="string">
            <text:p>ITWW-county_repro</text:p>
          </table:table-cell>
          <table:table-cell office:value-type="string" calcext:value-type="string">
            <text:p>Przemyslaw Biecek , Viktor Bezborodov , Marcin Bodych , Jan Pablo Burgard , Stefan Heyder , Thomas Hotz , Tyll Kr ger </text:p>
          </table:table-cell>
          <table:table-cell office:value-type="string" calcext:value-type="string">
            <text:p>Forecasts of county level incidence based on regional reproduction numbers.</text:p>
          </table:table-cell>
          <table:table-cell office:value-type="string" calcext:value-type="string">
            <text:p>RKI, ECDC, Polish patient data, county level incidences by age group, distribution for time to death and proportion of deaths in each age group</text:p>
          </table:table-cell>
          <table:table-cell office:value-type="string" calcext:value-type="string">
            <text:p>New states are added to the SEIR model to account for cases that went undetected, and an explicit death state is included. The infection rate is corrected with a nonlinear curve that represents the governmental and societal response (which is assumed) to continue until the end of the pandemic). Key parameters for the disease are fixed using a metanalysis conducted by the CovidAnalytics group of over 150 parameters while epidemiological parameters are fitted to hisorical death counts and detected cases.</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8">
          <table:table-cell office:value-type="string" calcext:value-type="string">
            <text:p>CovidAnalytics at MIT</text:p>
          </table:table-cell>
          <table:table-cell office:value-type="string" calcext:value-type="string">
            <text:p>DELPHI</text:p>
          </table:table-cell>
          <table:table-cell office:value-type="string" calcext:value-type="string">
            <text:p>MIT_CovidAnalytics-DELPHI</text:p>
          </table:table-cell>
          <table:table-cell office:value-type="string" calcext:value-type="string">
            <text:p>Michael Lingzhi Li (Model Creator and Maintainer), Hamza Tazi Bouardi (Maintainer), Dimitris Bertsimas (Advisor). For a full list of general contributors to the team, see https://www.covidanalytics.io/team.</text:p>
          </table:table-cell>
          <table:table-cell office:value-type="string" calcext:value-type="string">
            <text:p>This model makes predictions for future cases based on a heavily modified SEIR model taking</text:p>
          </table:table-cell>
          <table:table-cell office:value-type="string" calcext:value-type="string">
            <text:p>JHU, New York Times</text:p>
          </table:table-cell>
          <table:table-cell office:value-type="string" calcext:value-type="string">
            <text:p>This model makes predictions for future cases based on a heavily modified SEIR model.</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11">
          <table:table-cell office:value-type="string" calcext:value-type="string">
            <text:p>UNIPV Periscope Working Group </text:p>
          </table:table-cell>
          <table:table-cell office:value-type="string" calcext:value-type="string">
            <text:p>Bayesian Time-varying INGARCH with NPI covariates</text:p>
          </table:table-cell>
          <table:table-cell office:value-type="string" calcext:value-type="string">
            <text:p>UNIPV-BayesINGARCHX</text:p>
          </table:table-cell>
          <table:table-cell office:value-type="string" calcext:value-type="string">
            <text:p>Paolo Giudici (University of Pavia) , Barbara Tarantino (University of Pavia) .</text:p>
          </table:table-cell>
          <table:table-cell office:value-type="string" calcext:value-type="string">
            <text:p>Bayesian estimation of time-dependent models with time-varying coefficients to predict COVID-19 positive counts. </text:p>
          </table:table-cell>
          <table:table-cell office:value-type="string" calcext:value-type="string">
            <text:p>JHU (confirmed cases), OxCGRT (NPI covariates) </text:p>
          </table:table-cell>
          <table:table-cell office:value-type="string" calcext:value-type="string">
            <text:p>Our model accounts for uncertainty via a Bayesian framework, for time-dependence on past COVID-19 counts via an INGARCH structure and non-linearity via time-varying coefficients. In addition, time-lagged NPI covariates have been coded and incorporated into the Bayesian framework to assess whether policy measures can effectively reduce positive counts. </text:p>
          </table:table-cell>
          <table:table-cell office:value-type="string" calcext:value-type="string">
            <text:p>statistical</text:p>
          </table:table-cell>
          <table:table-cell office:value-type="float" office:value="0" calcext:value-type="float">
            <text:p>0</text:p>
          </table:table-cell>
          <table:table-cell table:number-columns-repeated="55"/>
        </table:table-row>
        <table:table-row table:style-name="ro13">
          <table:table-cell office:value-type="string" calcext:value-type="string">
            <text:p>Universitaet Leipzig IMISE/GenStat</text:p>
          </table:table-cell>
          <table:table-cell office:value-type="string" calcext:value-type="string">
            <text:p>SECIR</text:p>
          </table:table-cell>
          <table:table-cell office:value-type="string" calcext:value-type="string">
            <text:p>LeipzigIMISE-SECIR</text:p>
          </table:table-cell>
          <table:table-cell office:value-type="string" calcext:value-type="string">
            <text:p>Yuri Kheifetz , Holger Kirsten , Markus Scholz </text:p>
          </table:table-cell>
          <table:table-cell office:value-type="string" calcext:value-type="string">
            <text:p>SECIR type model</text:p>
          </table:table-cell>
          <table:table-cell office:value-type="string" calcext:value-type="string">
            <text:p>RKI and DIVI, ECDC, age distributions for cases and deaths from RKI as described in methods, case &amp;amp; ICU <text:s/>&amp;amp; death counts</text:p>
          </table:table-cell>
          <table:table-cell office:value-type="string" calcext:value-type="string">
            <text:p>We integrate an adapted mechanistic epidemiologic model of the SECIR type into Input-Output Non-Linear Dynamical Systems (IO-NLDS) serving as hidden layers, i.e. the true dynamics cannot directly be observed. Thereby, we include an asymptomatic compartment, a compartment of patients requiring intensive care, and subdivide most of the compartments into three sub-compartments to model time delays. <text:s/>Changing factors of the system due to non-pharmaceutical interventions, changing age-structure of infected population, and changes in testing policy are imposed as inputs to the system. We then estimate parameters by a knowledge synthesis process considering parameter ranges derived from external studies and public data. Specifically, we use Bayesian inference for the parameters <text:s/>estimation, which can also be time-dependent. Public data is translated to model outputs not identical but related to hidden states of the model. The model is fitted to data by a full information approach.</text:p>
          </table:table-cell>
          <table:table-cell office:value-type="string" calcext:value-type="string">
            <text:p>mechanistic</text:p>
          </table:table-cell>
          <table:table-cell office:value-type="float" office:value="1" calcext:value-type="float">
            <text:p>1</text:p>
          </table:table-cell>
          <table:table-cell office:value-type="string" calcext:value-type="string">
            <text:p>maybe semi?</text:p>
          </table:table-cell>
          <table:table-cell table:number-columns-repeated="54"/>
        </table:table-row>
        <table:table-row table:style-name="ro11">
          <table:table-cell office:value-type="string" calcext:value-type="string">
            <text:p>Helmholtz Zentrum fuer Infektionsforschung</text:p>
          </table:table-cell>
          <table:table-cell office:value-type="string" calcext:value-type="string">
            <text:p>age-structured and extended SEIR model </text:p>
          </table:table-cell>
          <table:table-cell office:value-type="string" calcext:value-type="string">
            <text:p>HZI-AgeExtendedSEIR</text:p>
          </table:table-cell>
          <table:table-cell office:value-type="string" calcext:value-type="string">
            <text:p><text:s/>Isti Rodiah , Berit Lange <text:s/>, Pratizio Vanella, Alexander Kuhlmann, Wolfgang Bock</text:p>
          </table:table-cell>
          <table:table-cell office:value-type="string" calcext:value-type="string">
            <text:p>Deterministic SEIR type model</text:p>
          </table:table-cell>
          <table:table-cell office:value-type="string" calcext:value-type="string">
            <text:p>RKI (reported cases, reported deaths)</text:p>
          </table:table-cell>
          <table:table-cell office:value-type="string" calcext:value-type="string">
            <text:p>This model is an extended SEIR model with additional compartments for the hospitalized, intensive unit, long-COVID, and death. The model is also developed as an age-structured model. The model is fitted to reported cases and reported cumulative deaths. The fitted parameters are used to predict the number of cases and deaths.</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11">
          <table:table-cell office:value-type="string" calcext:value-type="string">
            <text:p>University of Cologne Covid Metrics</text:p>
          </table:table-cell>
          <table:table-cell table:number-columns-repeated="2" office:value-type="string" calcext:value-type="string">
            <text:p>CovidMetrics-epiBATS</text:p>
          </table:table-cell>
          <table:table-cell office:value-type="string" calcext:value-type="string">
            <text:p><text:s/>Tom Zimmermann (University of Cologne) , Arne Rodloff (University of Cologne) </text:p>
          </table:table-cell>
          <table:table-cell office:value-type="string" calcext:value-type="string">
            <text:p>Forecasts are based on TBATS - models (DeLivera, Hyndman and Snyder (2011)) and are updated daily for each German state.</text:p>
          </table:table-cell>
          <table:table-cell/>
          <table:table-cell office:value-type="string" calcext:value-type="string">
            <text:p>Forecasts are based on TBATS - models (DeLivera, Hyndman und Snyder (2011)) and are updated daily for each German state. Final models are based on comparing multiple models and selecting the best-performing model based on AIC in historical data.</text:p>
            <text:p>  The models forecast the 7-day incidence. The forecasting model is the same that is used at our website below.</text:p>
          </table:table-cell>
          <table:table-cell office:value-type="string" calcext:value-type="string">
            <text:p>statistical</text:p>
          </table:table-cell>
          <table:table-cell office:value-type="float" office:value="0" calcext:value-type="float">
            <text:p>0</text:p>
          </table:table-cell>
          <table:table-cell table:number-columns-repeated="55"/>
        </table:table-row>
        <table:table-row table:style-name="ro14">
          <table:table-cell office:value-type="string" calcext:value-type="string">
            <text:p>KITmetricslab</text:p>
          </table:table-cell>
          <table:table-cell office:value-type="string" calcext:value-type="string">
            <text:p>bivar_branching</text:p>
          </table:table-cell>
          <table:table-cell office:value-type="string" calcext:value-type="string">
            <text:p>KITmetricslab-bivar_branching</text:p>
          </table:table-cell>
          <table:table-cell office:value-type="string" calcext:value-type="string">
            <text:p>Johannes Bracher (Karlsruhe Institute of Technology) </text:p>
          </table:table-cell>
          <table:table-cell office:value-type="string" calcext:value-type="string">
            <text:p>Delta-variant and other cases are modelled as independent branching processes, with weekly growth</text:p>
          </table:table-cell>
          <table:table-cell office:value-type="string" calcext:value-type="string">
            <text:p>JHU (confirmed cases), RKI sequencing data (variants)</text:p>
          </table:table-cell>
          <table:table-cell office:value-type="string" calcext:value-type="string">
            <text:p>The total weekly incidence is modelled as the sum of two independent overdispersed branching processes (delta / non-delta cases; may be updated to other pairs of variants later), with the weekly growth rates following multiplicative random walks. Sequencing data are included via an additional binomial observation process with the probabilities for the two variants proportional to their occurrence in the two latent branching processes. Posterior samples are generated using the JAGS software. Priors were chosen as 'uninformative' uniform distributions, but may be specified in a more informative fashion in the future. In order to be included in the ensemble forecasts are generated up to 4 wk into the future, but given the simple model structure, three and four-week-ahead forecasts should be interpreted with caution."</text:p>
          </table:table-cell>
          <table:table-cell table:style-name="ce3" office:value-type="string" calcext:value-type="string">
            <text:p>semi</text:p>
          </table:table-cell>
          <table:table-cell office:value-type="float" office:value="1" calcext:value-type="float">
            <text:p>1</text:p>
          </table:table-cell>
          <table:table-cell office:value-type="string" calcext:value-type="string">
            <text:p>maybe semi?</text:p>
          </table:table-cell>
          <table:table-cell table:number-columns-repeated="54"/>
        </table:table-row>
        <table:table-row table:style-name="ro6">
          <table:table-cell office:value-type="string" calcext:value-type="string">
            <text:p>UB</text:p>
          </table:table-cell>
          <table:table-cell office:value-type="string" calcext:value-type="string">
            <text:p>BSLCoV v0.1</text:p>
          </table:table-cell>
          <table:table-cell office:value-type="string" calcext:value-type="string">
            <text:p>UB-BSLCoV</text:p>
          </table:table-cell>
          <table:table-cell office:value-type="string" calcext:value-type="string">
            <text:p>David Mori a (UB) </text:p>
          </table:table-cell>
          <table:table-cell office:value-type="string" calcext:value-type="string">
            <text:p>Bayesian synthetic likelihood estimation for underreported non-stationary time series</text:p>
          </table:table-cell>
          <table:table-cell office:value-type="string" calcext:value-type="string">
            <text:p>JHU (https://github.com/epiforecasts/covid19-forecast-hub-europe/wiki/Targets-and-horizons#truth-data)</text:p>
          </table:table-cell>
          <table:table-cell/>
          <table:table-cell office:value-type="string" calcext:value-type="string">
            <text:p>statistical</text:p>
          </table:table-cell>
          <table:table-cell office:value-type="float" office:value="0" calcext:value-type="float">
            <text:p>0</text:p>
          </table:table-cell>
          <table:table-cell table:number-columns-repeated="55"/>
        </table:table-row>
        <table:table-row table:style-name="ro7">
          <table:table-cell office:value-type="string" calcext:value-type="string">
            <text:p>ICM / University of Warsaw</text:p>
          </table:table-cell>
          <table:table-cell office:value-type="string" calcext:value-type="string">
            <text:p>agentModel</text:p>
          </table:table-cell>
          <table:table-cell office:value-type="string" calcext:value-type="string">
            <text:p>ICM-agentModel</text:p>
          </table:table-cell>
          <table:table-cell office:value-type="string" calcext:value-type="string">
            <text:p>Rafa <text:s/>Bartczuk, <text:s/>ukasz G rski, Magdalena Gruziel-S omka, Artur Kaczorek, Jan Kisielewski, Antoni Moszy ski, Karol Niedzielewski , J drzej Nowosielski, Maciej Radwan, Franciszek Rakowski, Marcin Semeniuk, Jakub Zieli ski</text:p>
          </table:table-cell>
          <table:table-cell office:value-type="string" calcext:value-type="string">
            <text:p>Agent-based model</text:p>
          </table:table-cell>
          <table:table-cell office:value-type="string" calcext:value-type="string">
            <text:p>Polish Ministry of Health (general epidemic data: number of cases, deaths, etc.) and Polish National Institute for Public Health (Detailed epidemic data: time of hospitalization, age, symptoms, contact tracing etc.)</text:p>
          </table:table-cell>
          <table:table-cell office:value-type="string" calcext:value-type="string">
            <text:p>The main idea behind our agent-based model is a representation of the social structure of population of Poland to the level of individual citizen and its social contacts. Our model has resolution in space and contexts. It means it can follow development of epidemic on geographical grid in 1x1km resolution as well as through physical contact in various characteristic contexts of social life.</text:p>
          </table:table-cell>
          <table:table-cell office:value-type="string" calcext:value-type="string">
            <text:p>other</text:p>
          </table:table-cell>
          <table:table-cell office:value-type="float" office:value="1" calcext:value-type="float">
            <text:p>1</text:p>
          </table:table-cell>
          <table:table-cell office:value-type="string" calcext:value-type="string">
            <text:p>not sure where agent-based models go</text:p>
          </table:table-cell>
          <table:table-cell table:number-columns-repeated="54"/>
        </table:table-row>
        <table:table-row table:style-name="ro14">
          <table:table-cell office:value-type="string" calcext:value-type="string">
            <text:p>Faculty of Mathematics, Informatics, and Mechanics, University of Warsaw</text:p>
            <text:p/>
          </table:table-cell>
          <table:table-cell office:value-type="string" calcext:value-type="string">
            <text:p>StochSEIR</text:p>
            <text:p/>
          </table:table-cell>
          <table:table-cell office:value-type="string" calcext:value-type="string">
            <text:p>MIMUW-StochSEIR</text:p>
            <text:p/>
          </table:table-cell>
          <table:table-cell office:value-type="string" calcext:value-type="string">
            <text:p>Anna Gambin, Krzysztof Gogolewski, Bla ej Miasojedow, Ewa Szczurek, Daniel Rabczenko, Magdalena Rosi ska</text:p>
            <text:p/>
          </table:table-cell>
          <table:table-cell office:value-type="string" calcext:value-type="string">
            <text:p>Extended SEIR model</text:p>
            <text:p/>
          </table:table-cell>
          <table:table-cell office:value-type="string" calcext:value-type="string">
            <text:p>tba</text:p>
            <text:p/>
          </table:table-cell>
          <table:table-cell office:value-type="string" calcext:value-type="string">
            <text:p>SEIR model with extensions:  introduction of the undiagnosed compartment; testing limits </text:p>
            <text:p>influencing number of diagnosed cases; stochastic perturbations of time-dependent contact rate</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3">
          <table:table-cell office:value-type="string" calcext:value-type="string">
            <text:p>MOCOS group</text:p>
          </table:table-cell>
          <table:table-cell office:value-type="string" calcext:value-type="string">
            <text:p>agent1</text:p>
          </table:table-cell>
          <table:table-cell office:value-type="string" calcext:value-type="string">
            <text:p>MOCOS-agent1</text:p>
          </table:table-cell>
          <table:table-cell office:value-type="string" calcext:value-type="string">
            <text:p>Marek Bawiec, Marcin Bodych, Tyll Krueger, Tomasz Ozanski, Barbara Pabjan, Agata Migalska, Przemyslaw Biecak, Viktor Bezborodov, Ewa Szczurek, Ewaryst Rafaj owicz, Ewa Rafaj owicz, Wojciech Rafaj owicz </text:p>
          </table:table-cell>
          <table:table-cell office:value-type="string" calcext:value-type="string">
            <text:p>Agent-based microsimulation model</text:p>
          </table:table-cell>
          <table:table-cell office:value-type="string" calcext:value-type="string">
            <text:p>tba</text:p>
          </table:table-cell>
          <table:table-cell office:value-type="string" calcext:value-type="string">
            <text:p>Agent based model. Continuous time stochastic microsimulation on the base of census data </text:p>
          </table:table-cell>
          <table:table-cell office:value-type="string" calcext:value-type="string">
            <text:p>other</text:p>
          </table:table-cell>
          <table:table-cell office:value-type="float" office:value="1" calcext:value-type="float">
            <text:p>1</text:p>
          </table:table-cell>
          <table:table-cell office:value-type="string" calcext:value-type="string">
            <text:p>not sure where agent-based models go</text:p>
          </table:table-cell>
          <table:table-cell table:number-columns-repeated="54"/>
        </table:table-row>
        <table:table-row table:style-name="ro11">
          <table:table-cell office:value-type="string" calcext:value-type="string">
            <text:p>Grzegorz Redlarski</text:p>
            <text:p/>
          </table:table-cell>
          <table:table-cell office:value-type="string" calcext:value-type="string">
            <text:p>Sum of districts forecasts</text:p>
            <text:p/>
          </table:table-cell>
          <table:table-cell office:value-type="string" calcext:value-type="string">
            <text:p>PL_GRedlarski-DistrictsSum</text:p>
            <text:p/>
          </table:table-cell>
          <table:table-cell office:value-type="string" calcext:value-type="string">
            <text:p>Grzegorz Redlarski (GUMed) </text:p>
            <text:p/>
          </table:table-cell>
          <table:table-cell office:value-type="string" calcext:value-type="string">
            <text:p>Modified SIR method, applied to all districts. Forecasts for districts are summed up.</text:p>
            <text:p/>
          </table:table-cell>
          <table:table-cell office:value-type="string" calcext:value-type="string">
            <text:p>data provided by the Ministry of Health https://wojewodztwa-rcb-gis.hub.arcgis.com/pages/dane-do-pobrania</text:p>
            <text:p/>
          </table:table-cell>
          <table:table-cell office:value-type="string" calcext:value-type="string">
            <text:p>Generating forecasts for all districts including historical data analysis. Then the numbers of cases from all districts are summed up.</text:p>
            <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10">
          <table:table-cell office:value-type="string" calcext:value-type="string">
            <text:p>University of Ljubljana, Faculty of Health Sciences Team</text:p>
          </table:table-cell>
          <table:table-cell table:number-columns-repeated="2" office:value-type="string" calcext:value-type="string">
            <text:p>ULZF-SEIRC19SI</text:p>
          </table:table-cell>
          <table:table-cell office:value-type="string" calcext:value-type="string">
            <text:p>Janez Zibert (University of Ljubljana, Faculty of Health Sciences) </text:p>
          </table:table-cell>
          <table:table-cell office:value-type="string" calcext:value-type="string">
            <text:p>SEIHR model extended with compartments for hospitals, intensive care units, asymptomatic cases, separate submodels for vaccinated and unvaccinated, divided to 5 age subgroups of population</text:p>
          </table:table-cell>
          <table:table-cell office:value-type="string" calcext:value-type="string">
            <text:p>COVID-19-sledilnik, https://covid-19.sledilnik.org/en/</text:p>
          </table:table-cell>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15" table:number-rows-repeated="1048536">
          <table:table-cell table:number-columns-repeated="64"/>
        </table:table-row>
        <table:table-row table:style-name="ro15">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5">00/00/0000</text:date>, <text:time style:data-style-name="N2" text:time-value="13:47:48.1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2-07-05T14:29:16.876000000</dc:date>
    <meta:editing-duration>P1DT7M47S</meta:editing-duration>
    <meta:editing-cycles>5</meta:editing-cycles>
    <meta:generator>LibreOffice/6.4.1.2$Windows_X86_64 LibreOffice_project/4d224e95b98b138af42a64d84056446d09082932</meta:generator>
    <meta:document-statistic meta:table-count="1" meta:cell-count="363" meta:object-count="0"/>
  </office:meta>
</office:document-meta>
</file>